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/>
    </style:style>
    <style:style style:name="P2" style:family="paragraph" style:parent-style-name="Text_20_body" style:list-style-name="L1">
      <style:text-properties fo:language="en" fo:country="GB"/>
    </style:style>
    <style:style style:name="P3" style:family="paragraph" style:parent-style-name="Heading_20_1">
      <style:text-properties fo:language="en" fo:country="G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he Walkthrough</text:h>
      <text:list xml:id="list1941785539" text:style-name="L1">
        <text:list-item>
          <text:p text:style-name="P2">Say “give herbs” to man in start room 0,2</text:p>
        </text:list-item>
        <text:list-item>
          <text:p text:style-name="P2">go east, south, east to 2,3</text:p>
        </text:list-item>
        <text:list-item>
          <text:p text:style-name="P2">look, key appears</text:p>
        </text:list-item>
        <text:list-item>
          <text:p text:style-name="P2">take key</text:p>
        </text:list-item>
        <text:list-item>
          <text:p text:style-name="P2">go west, south, south, west, west to 0,4</text:p>
        </text:list-item>
        <text:list-item>
          <text:p text:style-name="P2">open door with key</text:p>
        </text:list-item>
        <text:list-item>
          <text:p text:style-name="P2">go north to 0,3</text:p>
        </text:list-item>
        <text:list-item>
          <text:p text:style-name="P2">look</text:p>
        </text:list-item>
        <text:list-item>
          <text:p text:style-name="P2">take axe and amulet</text:p>
        </text:list-item>
        <text:list-item>
          <text:p text:style-name="P2">go south, south, east, north, north, north to 0,2</text:p>
        </text:list-item>
        <text:list-item>
          <text:p text:style-name="P2">give key to woman, receive pipe</text:p>
        </text:list-item>
        <text:list-item>
          <text:p text:style-name="P2">go south, south, south, east, east, east, north to 4,4</text:p>
        </text:list-item>
        <text:list-item>
          <text:p text:style-name="P2">give amulet to seer to make appear Dummy Object in this room</text:p>
        </text:list-item>
        <text:list-item>
          <text:p text:style-name="P2">take something to fetch Dummy</text:p>
        </text:list-item>
      </text:list>
      <text:p text:style-name="P1"/>
      <text:p text:style-name="P1">That's all there is at the moment. You can talk to the people pres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3-08-17T20:03:38</meta:creation-date>
    <dc:date>2013-08-18T10:56:41</dc:date>
    <dc:creator>Jochen </dc:creator>
    <meta:editing-duration>PT3H40M45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6" meta:word-count="113" meta:character-count="531" meta:non-whitespace-character-count="447"/>
  </office:meta>
</office:document-meta>
</file>